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655" officeooo:paragraph-rsid="00028655"/>
    </style:style>
    <style:style style:name="P2" style:family="paragraph" style:parent-style-name="Standard">
      <style:text-properties officeooo:paragraph-rsid="00028655"/>
    </style:style>
    <style:style style:name="P3" style:family="paragraph" style:parent-style-name="Standard">
      <style:text-properties fo:color="#000000" loext:opacity="100%" fo:font-size="15pt" fo:font-weight="bold" officeooo:rsid="00028655" officeooo:paragraph-rsid="00028655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bold" officeooo:rsid="0005a277" officeooo:paragraph-rsid="0005a277" style:font-weight-asian="bold" style:font-weight-complex="bold"/>
    </style:style>
    <style:style style:name="P5" style:family="paragraph" style:parent-style-name="Standard">
      <style:text-properties fo:font-size="15pt" fo:font-weight="bold" officeooo:rsid="00054274" officeooo:paragraph-rsid="00054274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bold" officeooo:rsid="00081bf2" officeooo:paragraph-rsid="00081bf2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81bf2" officeooo:paragraph-rsid="000bccfc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81bf2" officeooo:paragraph-rsid="000e835b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81bf2" officeooo:paragraph-rsid="000ec4b7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8241c" officeooo:paragraph-rsid="0008241c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8241c" officeooo:paragraph-rsid="0009f340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8241c" officeooo:paragraph-rsid="000bccfc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8241c" officeooo:paragraph-rsid="000ec4b7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54274" officeooo:paragraph-rsid="00054274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81bf2" officeooo:paragraph-rsid="00081bf2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081bf2"/>
    </style:style>
    <style:style style:name="P17" style:family="paragraph" style:parent-style-name="Standard">
      <style:text-properties officeooo:paragraph-rsid="000bccfc"/>
    </style:style>
    <style:style style:name="P18" style:family="paragraph" style:parent-style-name="Standard">
      <style:text-properties officeooo:paragraph-rsid="000e835b"/>
    </style:style>
    <style:style style:name="P19" style:family="paragraph" style:parent-style-name="Standard">
      <style:text-properties officeooo:paragraph-rsid="000ec4b7"/>
    </style:style>
    <style:style style:name="T1" style:family="text">
      <style:text-properties officeooo:rsid="00028655"/>
    </style:style>
    <style:style style:name="T2" style:family="text">
      <style:text-properties officeooo:rsid="0003d143"/>
    </style:style>
    <style:style style:name="T3" style:family="text">
      <style:text-properties officeooo:rsid="00044461"/>
    </style:style>
    <style:style style:name="T4" style:family="text">
      <style:text-properties officeooo:rsid="0005a277"/>
    </style:style>
    <style:style style:name="T5" style:family="text">
      <style:text-properties officeooo:rsid="0005e70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e707" style:font-weight-asian="normal" style:font-weight-complex="normal"/>
    </style:style>
    <style:style style:name="T8" style:family="text">
      <style:text-properties fo:font-weight="normal" officeooo:rsid="0009f340" style:font-weight-asian="normal" style:font-weight-complex="normal"/>
    </style:style>
    <style:style style:name="T9" style:family="text">
      <style:text-properties fo:font-weight="normal" officeooo:rsid="000c24c4" style:font-weight-asian="normal" style:font-weight-complex="normal"/>
    </style:style>
    <style:style style:name="T10" style:family="text">
      <style:text-properties fo:font-weight="normal" officeooo:rsid="000e835b" style:font-weight-asian="normal" style:font-weight-complex="normal"/>
    </style:style>
    <style:style style:name="T11" style:family="text">
      <style:text-properties fo:font-weight="normal" officeooo:rsid="000bccfc" style:font-weight-asian="normal" style:font-weight-complex="normal"/>
    </style:style>
    <style:style style:name="T12" style:family="text">
      <style:text-properties fo:font-weight="normal" officeooo:rsid="000ec4b7" style:font-weight-asian="normal" style:font-weight-complex="normal"/>
    </style:style>
    <style:style style:name="T13" style:family="text">
      <style:text-properties fo:font-size="12pt" fo:font-weight="normal" officeooo:rsid="00081bf2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bccfc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e835b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ec4b7" style:font-size-asian="10.5pt" style:font-weight-asian="normal" style:font-size-complex="12pt" style:font-weight-complex="normal"/>
    </style:style>
    <style:style style:name="T17" style:family="text">
      <style:text-properties fo:font-size="12pt" fo:font-weight="bold" officeooo:rsid="00081bf2" style:font-size-asian="10.5pt" style:font-weight-asian="bold" style:font-size-complex="12pt" style:font-weight-complex="bold"/>
    </style:style>
    <style:style style:name="T18" style:family="text">
      <style:text-properties officeooo:rsid="0009f340"/>
    </style:style>
    <style:style style:name="T19" style:family="text">
      <style:text-properties officeooo:rsid="000bccfc"/>
    </style:style>
    <style:style style:name="T20" style:family="text">
      <style:text-properties officeooo:rsid="000e835b"/>
    </style:style>
    <style:style style:name="T21" style:family="text">
      <style:text-properties officeooo:rsid="000ec4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tente</text:p>
      <text:p text:style-name="P1"/>
      <text:p text:style-name="P4">Prenota</text:p>
      <text:p text:style-name="P1"/>
      <text:p text:style-name="P1">- Scegliere il tipo di prenotazione(Andata e ritorno / solo andata)</text:p>
      <text:p text:style-name="P1"><text:tab/>- <text:span text:style-name="T2">I</text:span>l form viene adattato alla scelta <text:span text:style-name="T2">tramite js.</text:span></text:p>
      <text:p text:style-name="P1"/>
      <text:p text:style-name="P1">- Riempire i campi e cercare i voli</text:p>
      <text:p text:style-name="P2"><text:span text:style-name="T1"><text:tab/>- </text:span><text:span text:style-name="T2">R</text:span><text:span text:style-name="T1">icerca </text:span><text:span text:style-name="T2">e stampa</text:span><text:span text:style-name="T1"> dei voli disponibili in js </text:span><text:span text:style-name="T2">interrogando</text:span><text:span text:style-name="T1"> l’API voli.</text:span></text:p>
      <text:p text:style-name="P2"/>
      <text:p text:style-name="P2">- <text:span text:style-name="T2">Selezionare i/il voli/o e cliccare avanti</text:span></text:p>
      <text:p text:style-name="P2"><text:tab/>- <text:span text:style-name="T2">Disabilitare il pulsante avanti solo quando i voli sono selezionati.</text:span></text:p>
      <text:p text:style-name="P2"><text:tab/>- <text:span text:style-name="T2">Una volta cliccato avanti si viene reindirizzati alla pagina per la scelta dei posti.</text:span></text:p>
      <text:p text:style-name="P2"/>
      <text:p text:style-name="P2">- <text:span text:style-name="T2">Scegliere i posti dell’andata e dell’eventuale ritorno</text:span></text:p>
      <text:p text:style-name="P2"><text:tab/>- <text:span text:style-name="T2">Stampare i posti disabilitando quelli non disponibili tramite js interrogando l’API<text:tab/><text:tab/>prenotazione per i posti non disponibili e l’API volo per i posti totali.</text:span></text:p>
      <text:p text:style-name="P2"><text:tab/>- <text:span text:style-name="T2">Disabilitare il click dei posti quando si è raggiunto il numero dei posti indicati nel form <text:tab/>iniziale, e abilitare il pulsante per andare avanti.</text:span></text:p>
      <text:p text:style-name="P2"><text:tab/>- <text:span text:style-name="T2">Una volta scelti, i posti, verranno salvati e si verrà indirizzati alla pagina dove indicare i <text:tab/>dati dell’utente.</text:span></text:p>
      <text:p text:style-name="P2"><text:s/></text:p>
      <text:p text:style-name="P2">- <text:span text:style-name="T2">Inserire i dati richiesti</text:span></text:p>
      <text:p text:style-name="P2"><text:tab/>- <text:span text:style-name="T2">I dati verranno salvati e si verrà reindirizzati alla pagina di recap</text:span></text:p>
      <text:p text:style-name="P2"/>
      <text:p text:style-name="P2">- <text:span text:style-name="T2">Cliccare su Acquista se i dati sono corretti</text:span></text:p>
      <text:p text:style-name="P2"><text:tab/>- <text:span text:style-name="T2">Verranno salvati i dati sul db e create le entità </text:span><text:span text:style-name="T3">Utente, Prenotazione(andata ed <text:tab/>eventualmente ritorno) e l’entità dei/del voli/o selezionati/o all’inizio verrà modificate <text:tab/>decrementando i posti totali.</text:span></text:p>
      <text:p text:style-name="P2"><text:tab/>- <text:span text:style-name="T3">Si invierà un email all’utente con il codice per eliminare la prenotazione.</text:span></text:p>
      <text:p text:style-name="P2"/>
      <text:p text:style-name="P2"/>
      <text:p text:style-name="P4">I tuoi voli</text:p>
      <text:p text:style-name="P2"/>
      <text:p text:style-name="P2">- <text:span text:style-name="T4">Inserire il codice della prenotazione da cercare</text:span></text:p>
      <text:p text:style-name="P2"><text:tab/>- <text:span text:style-name="T4">Cercare la prenotazione tramite python interrogando il db e stampala </text:span></text:p>
      <text:p text:style-name="P2"/>
      <text:p text:style-name="P2">- <text:span text:style-name="T5">Cliccare su elimina se si vuole eliminare la prenotazione</text:span></text:p>
      <text:p text:style-name="P2"><text:tab/>- <text:span text:style-name="T5">Verrà eliminata la prenotazione e l’utente collegat</text:span><text:span text:style-name="T18">o</text:span><text:span text:style-name="T5"> ad ess</text:span><text:span text:style-name="T18">a</text:span><text:span text:style-name="T5"> se non è collegato ad altre <text:tab/>prenotazioni</text:span></text:p>
      <text:p text:style-name="P2"><text:tab/>- <text:span text:style-name="T5">Il numero dei posti nel volo verrà aggiornato aggiungendo i posti della prenotazione <text:tab/>eliminata</text:span>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><text:soft-page-break/>Admin</text:p>
      <text:p text:style-name="P14"/>
      <text:p text:style-name="P6">Voli</text:p>
      <text:p text:style-name="P6"/>
      <text:p text:style-name="P15">- <text:span text:style-name="T19">Cerca voli</text:span></text:p>
      <text:p text:style-name="P15"><text:tab/>- <text:span text:style-name="T19">Tramite js verrà interrogata l’API volo alla ricerca di uno o più voli contenenti nel codice <text:tab/>la stringa inserita nell’input cerca (no case sensitive)</text:span></text:p>
      <text:p text:style-name="P6"/>
      <text:p text:style-name="P6">- <text:span text:style-name="T6">Aggiung</text:span><text:span text:style-name="T9">i</text:span><text:span text:style-name="T6"> voli</text:span></text:p>
      <text:p text:style-name="P6"><text:span text:style-name="T6"><text:tab/>- Il codice verrà generato automaticamente tramite js</text:span></text:p>
      <text:p text:style-name="P16"><text:span text:style-name="T17"><text:tab/>- </text:span><text:span text:style-name="T13">Se un Aeroporto o un aereo non sono disponibili cliccando sul + si </text:span><text:span text:style-name="T15">verrà reindirizzati ad <text:tab/>una pagina con</text:span><text:span text:style-name="T13"> un form per aggiungerli</text:span></text:p>
      <text:p text:style-name="P6"><text:span text:style-name="T6"><text:tab/>- Una volta selezionato l’aereo, tramite js verrà riempito un campo nascosto con il numero <text:tab/>dei posti dell’aereo</text:span></text:p>
      <text:p text:style-name="P6"><text:tab/>- <text:span text:style-name="T6">Cliccando su invia i dati verranno salvati</text:span></text:p>
      <text:p text:style-name="P6"/>
      <text:p text:style-name="P6">- <text:span text:style-name="T6">Modifica voli</text:span></text:p>
      <text:p text:style-name="P6"><text:span text:style-name="T6"><text:tab/>- Si aprirà un form con i campi compilati con i vecchi valori</text:span></text:p>
      <text:p text:style-name="P18"><text:span text:style-name="T13"><text:tab/>- Se si modifica l’aereo ed a quel volo sono collegate delle prenotazioni al campo nascosto <text:tab/>con il numero<text:tab/>dei posti dell’aereo verrà sottratto il numero dei posti già prenotati</text:span></text:p>
      <text:p text:style-name="P18"><text:span text:style-name="T15"><text:tab/>- Cliccando su invia i dati verranno aggiornati</text:span></text:p>
      <text:p text:style-name="P6"><text:span text:style-name="T6"/></text:p>
      <text:p text:style-name="P8"><text:span text:style-name="T6">- Elimina voli</text:span></text:p>
      <text:p text:style-name="P8"><text:span text:style-name="T6"><text:tab/>- Cliccando su elimina verrà </text:span><text:span text:style-name="T10">aperto un model di conferma</text:span></text:p>
      <text:p text:style-name="P8"><text:span text:style-name="T6"><text:tab/>- Cliccando su elimina verrà eliminato dal db il volo e le prenotazioni ad esso collegate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10">Prenotazioni</text:p>
      <text:p text:style-name="P10"/>
      <text:p text:style-name="P17"><text:span text:style-name="T13">- </text:span><text:span text:style-name="T14">Cerca prenotazioni</text:span></text:p>
      <text:p text:style-name="P17"><text:span text:style-name="T13"><text:tab/>- </text:span><text:span text:style-name="T14">Tramite js verrà interrogata l’API prenotazione alla ricerca di uno o più prenotazioni <text:tab/>contenenti nel <text:tab/>codice la stringa inserita nell’input cerca (no case sensitive)</text:span></text:p>
      <text:p text:style-name="P7"><text:span text:style-name="T6"/></text:p>
      <text:p text:style-name="P13"><text:span text:style-name="T6">- Elimina prenotazione</text:span></text:p>
      <text:p text:style-name="P9"><text:span text:style-name="T6"><text:tab/>- Cliccando su elimina verrà </text:span><text:span text:style-name="T10">aperto un model di conferma</text:span></text:p>
      <text:p text:style-name="P11"><text:span text:style-name="T6"><text:tab/>- </text:span><text:span text:style-name="T8">Cliccando su elimina v</text:span><text:span text:style-name="T7">err</text:span><text:span text:style-name="T12">anno</text:span><text:span text:style-name="T7"> eliminat</text:span><text:span text:style-name="T12">i dal db</text:span><text:span text:style-name="T7"> la prenotazione e l’utente collegat</text:span><text:span text:style-name="T8">o</text:span><text:span text:style-name="T7"> ad ess</text:span><text:span text:style-name="T8">a</text:span><text:span text:style-name="T7"> <text:tab/>se non <text:tab/>è collegato ad altre prenotazioni</text:span></text:p>
      <text:p text:style-name="P11"><text:span text:style-name="T6"><text:tab/>- </text:span><text:span text:style-name="T7">Il numero dei posti nel volo verrà aggiornato aggiungendo i posti della prenotazione <text:tab/>eliminata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Aeroporti</text:p>
      <text:p text:style-name="P12"/>
      <text:p text:style-name="P17"><text:span text:style-name="T13">- </text:span><text:span text:style-name="T14">Cerca aeroporti</text:span></text:p>
      <text:p text:style-name="P17"><text:span text:style-name="T13"><text:tab/>- </text:span><text:span text:style-name="T14">Tramite js verrà interrogata l’API aeroporto alla ricerca di uno o più aeroporti contenenti <text:tab/>nel codice la stringa inserita nell’input cerca (no case sensitive)</text:span></text:p>
      <text:p text:style-name="P6"><text:span text:style-name="T6"/></text:p>
      <text:p text:style-name="P6"><text:span text:style-name="T6">- </text:span><text:span text:style-name="T10">Aggiungi aeroporti</text:span></text:p>
      <text:p text:style-name="P8"><text:span text:style-name="T6"><text:tab/>- Il codice verrà generato automaticamente tramite js</text:span></text:p>
      <text:p text:style-name="P8"><text:tab/>- <text:span text:style-name="T6">Se </text:span><text:span text:style-name="T10">l’indirizzo</text:span><text:span text:style-name="T6"> non </text:span><text:span text:style-name="T10">è</text:span><text:span text:style-name="T6"> disponibili cliccando sul + si aprirà un form per aggiungerl</text:span><text:span text:style-name="T10">o</text:span></text:p>
      <text:p text:style-name="P18"><text:soft-page-break/><text:span text:style-name="T15"><text:tab/>- Cliccando su invia i dati verranno salvati</text:span></text:p>
      <text:p text:style-name="P18"><text:span text:style-name="T17">- </text:span><text:span text:style-name="T13">Modifica </text:span><text:span text:style-name="T15">aeroporti</text:span></text:p>
      <text:p text:style-name="P8"><text:span text:style-name="T6"><text:tab/>- Si aprirà un form con i campi compilati con i vecchi valori</text:span></text:p>
      <text:p text:style-name="P18"><text:span text:style-name="T15"><text:tab/>- Cliccando su invia i dati verranno aggiornati</text:span></text:p>
      <text:p text:style-name="P6"/>
      <text:p text:style-name="P18"><text:span text:style-name="T13">- Elimina </text:span><text:span text:style-name="T15">aeroporto</text:span></text:p>
      <text:p text:style-name="P8"><text:span text:style-name="T6"><text:tab/>- Cliccando su elimina verrà </text:span><text:span text:style-name="T10">aperto un model di conferma</text:span></text:p>
      <text:p text:style-name="P8"><text:span text:style-name="T10"><text:tab/>- Cliccando su elimina l’aeroporto verrà</text:span><text:span text:style-name="T6"> eliminato dal db</text:span></text:p>
      <text:p text:style-name="P6"/>
      <text:p text:style-name="P6"/>
      <text:p text:style-name="P6"/>
      <text:p text:style-name="P6">Aerei</text:p>
      <text:p text:style-name="P6"><text:span text:style-name="T6"/></text:p>
      <text:p text:style-name="P17"><text:span text:style-name="T13">- </text:span><text:span text:style-name="T14">Cerca aerei</text:span></text:p>
      <text:p text:style-name="P17"><text:span text:style-name="T13"><text:tab/>- </text:span><text:span text:style-name="T14">Tramite js verrà interrogata l’API aereo alla ricerca di uno o più aerei contenenti nel codice <text:tab/>la stringa inserita nell’input cerca (no case sensitive)</text:span></text:p>
      <text:p text:style-name="P7"><text:span text:style-name="T6"/></text:p>
      <text:p text:style-name="P8"><text:span text:style-name="T6">- </text:span><text:span text:style-name="T10">Aggiungi </text:span><text:span text:style-name="T11">aerei</text:span></text:p>
      <text:p text:style-name="P8"><text:span text:style-name="T6"><text:tab/>- Il codice verrà generato automaticamente tramite js</text:span></text:p>
      <text:p text:style-name="P8"><text:span text:style-name="T10"><text:tab/>- Cliccando su invia i dati verranno salvati</text:span></text:p>
      <text:p text:style-name="P8"><text:span text:style-name="T10"/></text:p>
      <text:p text:style-name="P19"><text:span text:style-name="T17">- </text:span><text:span text:style-name="T13">Modifica </text:span><text:span text:style-name="T16">aerei</text:span></text:p>
      <text:p text:style-name="P9"><text:span text:style-name="T6"><text:tab/>- Si aprirà un form con i campi compilati con i vecchi valori</text:span></text:p>
      <text:p text:style-name="P19"><text:span text:style-name="T15"><text:tab/>- Cliccando su invia i dati verranno aggiornati</text:span></text:p>
      <text:p text:style-name="P19"><text:span text:style-name="T15"/></text:p>
      <text:p text:style-name="P19"><text:span text:style-name="T13">- Elimina </text:span><text:span text:style-name="T16">aerei</text:span></text:p>
      <text:p text:style-name="P9"><text:span text:style-name="T6"><text:tab/>- Cliccando su elimina verrà </text:span><text:span text:style-name="T10">aperto un model di conferma</text:span></text:p>
      <text:p text:style-name="P9"><text:span text:style-name="T10"><text:tab/>- Cliccando su elimina l’ae</text:span><text:span text:style-name="T12">reo v</text:span><text:span text:style-name="T10">errà eliminato dal db</text:span></text:p>
      <text:p text:style-name="P9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8:10:34.260000000</meta:creation-date>
    <dc:date>2022-04-21T19:14:04.140000000</dc:date>
    <meta:editing-duration>PT48M20S</meta:editing-duration>
    <meta:editing-cycles>14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73" meta:word-count="740" meta:character-count="4453" meta:non-whitespace-character-count="3723"/>
  </office:meta>
</office:document-meta>
</file>